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6">
      <style:paragraph-properties fo:text-align="justify" style:justify-single-word="false"/>
    </style:style>
    <style:style style:name="P3" style:family="paragraph" style:parent-style-name="Standard" style:list-style-name="WW8Num4">
      <style:paragraph-properties fo:text-align="justify" style:justify-single-word="false"/>
    </style:style>
    <style:style style:name="P4" style:family="paragraph" style:parent-style-name="Standard" style:list-style-name="WW8Num2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 style:list-style-name="WW8Num4">
      <style:paragraph-properties fo:text-align="justify" style:justify-single-word="false"/>
      <style:text-properties fo:language="fr" fo:country="FR"/>
    </style:style>
    <style:style style:name="P9" style:family="paragraph" style:parent-style-name="Standard">
      <style:paragraph-properties fo:text-align="justify" style:justify-single-word="false"/>
      <style:text-properties fo:language="es" fo:country="ES"/>
    </style:style>
    <style:style style:name="P10" style:family="paragraph" style:parent-style-name="Standard" style:list-style-name="WW8Num2">
      <style:paragraph-properties fo:text-align="justify" style:justify-single-word="false"/>
      <style:text-properties fo:language="es" fo:country="ES"/>
    </style:style>
    <style:style style:name="P11" style:family="paragraph" style:parent-style-name="Standard">
      <style:paragraph-properties fo:text-align="justify" style:justify-single-word="false"/>
      <style:text-properties fo:language="en" fo:country="U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 style:list-style-name="WW8Num1">
      <style:paragraph-properties fo:margin-top="0cm" fo:margin-bottom="0.212cm" style:contextual-spacing="false" fo:text-align="justify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s" fo:country="ES"/>
    </style:style>
    <style:style style:name="P15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 fo:font-style="italic" style:font-style-asian="italic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/>
    </style:style>
    <style:style style:name="P2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501cm" style:auto-text-indent="false"/>
    </style:style>
    <style:style style:name="P22" style:family="paragraph" style:parent-style-name="Standard">
      <style:paragraph-properties fo:margin-left="1.249cm" fo:margin-right="0cm" fo:margin-top="0.212cm" fo:margin-bottom="0cm" style:contextual-spacing="false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.501cm" fo:margin-right="0cm" fo:margin-top="0.106cm" fo:margin-bottom="0cm" style:contextual-spacing="false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af6c8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es" fo:country="ES" fo:font-style="italic" style:font-style-asian="italic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es" fo:country="ES"/>
    </style:style>
    <style:style style:name="P28" style:family="paragraph" style:parent-style-name="Standard">
      <style:paragraph-properties fo:margin-left="0.635cm" fo:margin-right="0cm" fo:text-align="justify" style:justify-single-word="false" fo:text-indent="0.614cm" style:auto-text-indent="false"/>
    </style:style>
    <style:style style:name="P29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30" style:family="paragraph" style:parent-style-name="Standard" style:master-page-name="Standard">
      <style:paragraph-properties fo:text-align="justify" style:justify-single-word="false" style:page-number="auto"/>
      <style:text-properties fo:font-size="14pt" fo:font-weight="bold" style:font-size-asian="14pt" style:font-weight-asian="bold" style:font-size-complex="14pt"/>
    </style:style>
    <style:style style:name="P31" style:family="paragraph" style:parent-style-name="HTML_20_con_20_formato_20_previo">
      <style:paragraph-properties fo:text-align="justify" style:justify-single-word="false"/>
    </style:style>
    <style:style style:name="P32" style:family="paragraph" style:parent-style-name="HTML_20_con_20_formato_20_previo">
      <style:paragraph-properties fo:margin-top="0.212cm" fo:margin-bottom="0cm" style:contextual-spacing="false" fo:text-align="justify" style:justify-single-word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style="italic" officeooo:rsid="001cf564" style:font-style-asian="italic"/>
    </style:style>
    <style:style style:name="T13" style:family="text">
      <style:text-properties fo:language="en" fo:country="US" fo:font-style="italic" fo:font-weight="bold" style:font-style-asian="italic" style:font-weight-asian="bold"/>
    </style:style>
    <style:style style:name="T14" style:family="text">
      <style:text-properties fo:language="en" fo:country="GB"/>
    </style:style>
    <style:style style:name="T15" style:family="text">
      <style:text-properties fo:language="en" fo:country="GB" fo:font-weight="bold" style:font-weight-asian="bold"/>
    </style:style>
    <style:style style:name="T16" style:family="text">
      <style:text-properties officeooo:rsid="0018db01"/>
    </style:style>
    <style:style style:name="T17" style:family="text">
      <style:text-properties officeooo:rsid="00196c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. VECTORS (ARRAYS)</text:p>
      <text:p text:style-name="P1"><text:span text:style-name="T2"><text:s/>Exercicis de Vectors de sencers.</text:span></text:p>
      <text:list xml:id="list4938298658322611155" text:style-name="WW8Num1">
        <text:list-item>
          <text:p text:style-name="P13">Bàsics:</text:p>
        </text:list-item>
      </text:list>
      <text:list xml:id="list7079650751105144750" text:style-name="WW8Num6">
        <text:list-item>
          <text:p text:style-name="P2">Realitzar un programa que llegeix una serie de nombres sencers amb valors comprensos entre 0 i 1000, fins que ens introduexin un nombre sencer que no estigui comprés entre aquestos valors. El programa deu escriure després, els <text:s/>valors entre 0 i 1000 que l’usuario había introduït. Utilitza un vector. </text:p>
        </text:list-item>
      </text:list>
      <text:p text:style-name="P15">Exemple de funcionament:</text:p>
      <text:p text:style-name="P32"><text:tab/><text:tab/>Dame la serie con valores entre 0 y 1000 </text:p>
      <text:p text:style-name="P31"><text:tab/><text:tab/>(valor fuera de rango para parar de leer)</text:p>
      <text:p text:style-name="P31"><text:tab/><text:tab/>0 </text:p>
      <text:p text:style-name="P31"><text:tab/><text:tab/>30</text:p>
      <text:p text:style-name="P31"><text:tab/><text:tab/>555</text:p>
      <text:p text:style-name="P31"><text:tab/><text:tab/>1000 </text:p>
      <text:p text:style-name="P31"><text:tab/><text:tab/>-1</text:p>
      <text:p text:style-name="P31"><text:tab/><text:tab/>Valores entre 0 y 1000 son:</text:p>
      <text:p text:style-name="P31"><text:tab/><text:tab/>0</text:p>
      <text:p text:style-name="P31"><text:tab/><text:tab/>30</text:p>
      <text:p text:style-name="P31"><text:tab/><text:tab/>555</text:p>
      <text:p text:style-name="P31"><text:tab/><text:tab/>1000</text:p>
      <text:p text:style-name="P16"/>
      <text:list xml:id="list210121279648377" text:continue-numbering="true" text:style-name="WW8Num6">
        <text:list-item>
          <text:p text:style-name="P2">Igual que el Problema 2 pero indicant a més, quantes voltes l’usuari diu cada valor (freqüència).</text:p>
        </text:list-item>
      </text:list>
      <text:p text:style-name="P1"/>
      <text:list xml:id="list210122381248166" text:continue-numbering="true" text:style-name="WW8Num6">
        <text:list-item>
          <text:p text:style-name="P2">Donat un vector de 10 enters possitius, fes un programa que determine: </text:p>
        </text:list-item>
      </text:list>
      <text:list xml:id="list5259985340452787632" text:style-name="WW8Num4">
        <text:list-item>
          <text:list>
            <text:list-item>
              <text:p text:style-name="P8">¿Quants d’aquests nombres son parells?</text:p>
            </text:list-item>
            <text:list-item>
              <text:p text:style-name="P3">¿Quin és el valor del màxim?</text:p>
            </text:list-item>
            <text:list-item>
              <text:p text:style-name="P3">¿Quin és el valor del mínim?</text:p>
            </text:list-item>
          </text:list>
        </text:list-item>
      </text:list>
      <text:p text:style-name="P7"/>
      <text:p text:style-name="P7">NOTA: Per a l’ exercici 3 i la pràctica de vectors següent cal realitzar un menu en en el main utilitzant un switch Com per exemple:</text:p>
      <text:p text:style-name="P7"/>
      <text:p text:style-name="P7">while (n!=0){</text:p>
      <text:p text:style-name="P19">printf(“Selecciona una opcio\n”);</text:p>
      <text:p text:style-name="P19">printf(“1.-Sumar\n”);</text:p>
      <text:p text:style-name="P19">printf(“2.-Restar\n”);</text:p>
      <text:p text:style-name="P19">printf(“3.-Multiplicar\n”);</text:p>
      <text:p text:style-name="P7"><text:tab/>scanf(“%d”, &amp;n);</text:p>
      <text:p text:style-name="P7">switch( n) {</text:p>
      <text:p text:style-name="P7"/>
      <text:p text:style-name="P7">case 0: printf(“Adeu\n”);</text:p>
      <text:p text:style-name="P7"><text:tab/>break;</text:p>
      <text:p text:style-name="P7"/>
      <text:p text:style-name="P7">case 1:printf(Introdueix els dos numeros que vols sumar”); </text:p>
      <text:p text:style-name="P19">scanf(“%d <text:s/>%d”, &amp;a,&amp;b);</text:p>
      <text:p text:style-name="P19">res= sumar(a,b);</text:p>
      <text:p text:style-name="P19">printf(“el resultat és:%d\n”, res);</text:p>
      <text:p text:style-name="P7">case 2:</text:p>
      <text:p text:style-name="P7">case 3:</text:p>
      <text:p text:style-name="P7">default: printf (“ Opció incorrecta”);</text:p>
      <text:p text:style-name="P7">} <text:s text:c="3"/>}</text:p>
      <text:p text:style-name="P6"><text:soft-page-break/>Pràctica de Funcions:</text:p>
      <text:p text:style-name="P21">· Els vectors seran declarats amb una longitud màxima <text:span text:style-name="T3">nmax=50</text:span> (elements).</text:p>
      <text:p text:style-name="P21"><text:tab/><text:tab/>Es declara nmax com una constant:</text:p>
      <text:p text:style-name="P22">#define <text:s text:c="2"/>nmax <text:s text:c="4"/>50</text:p>
      <text:p text:style-name="P23"><text:tab/><text:tab/>int vect[nmax];</text:p>
      <text:p text:style-name="P23"/>
      <text:p text:style-name="P23">· Les funcions següents poden, en general, utilitzar els vectors parcialment, deuen passar com a paràmetre una longitud <text:span text:style-name="T3">num&lt;=nmax</text:span>.</text:p>
      <text:p text:style-name="P23">· El interés pel qual algunes variables es passen per referència (amb punters) és el de modificar el seu valor ja que el vector es modifica (longitud, elements, etc.).</text:p>
      <text:p text:style-name="P23">Realitzar un main amb un menu que ens done les següents opcions:<text:tab/> </text:p>
      <text:list xml:id="list4285428718075498816" text:style-name="WW8Num2">
        <text:list-item>
          <text:p text:style-name="P4"><text:span text:style-name="T5">Llegir </text:span><text:span text:style-name="T6">m</text:span><text:span text:style-name="T5"> elements d’un vector per teclat. Conssidereu que no podrá superar el máxim d’elements del vector (num).</text:span></text:p>
        </text:list-item>
      </text:list>
      <text:p text:style-name="P24"><text:span text:style-name="T6">void </text:span><text:span text:style-name="T7">leer</text:span><text:span text:style-name="T6">(int vect[], int num);</text:span></text:p>
      <text:p text:style-name="P26"/>
      <text:p text:style-name="P27"/>
      <text:list xml:id="list210121611475124" text:continue-numbering="true" text:style-name="WW8Num2">
        <text:list-item>
          <text:p text:style-name="P10">Mostrar el vector per pantalla. <text:s/></text:p>
        </text:list-item>
      </text:list>
      <text:p text:style-name="P24"><text:span text:style-name="T6">void </text:span><text:span text:style-name="T7">mostrar</text:span><text:span text:style-name="T6">(int vect[], int num);</text:span></text:p>
      <text:p text:style-name="P17"/>
      <text:p text:style-name="P9"/>
      <text:list xml:id="list210121534371775" text:continue-numbering="true" text:style-name="WW8Num2">
        <text:list-item>
          <text:p text:style-name="P4"><text:span text:style-name="T5">Buscar un element en un vector. Torna 0 sino el troba i 1 si l’ element esta al vector. int </text:span><text:span text:style-name="T7">busca</text:span><text:span text:style-name="T5">(int valor, int vect[], int num);</text:span></text:p>
        </text:list-item>
      </text:list>
      <text:p text:style-name="P9"><text:tab/></text:p>
      <text:p text:style-name="P9"/>
      <text:list xml:id="list210121604177830" text:continue-numbering="true" text:style-name="WW8Num2">
        <text:list-item>
          <text:p text:style-name="P4">Donat un element i donat un vector de sencers, realitza una funció que torne el nombre d’aparicions de l’element en el vector.</text:p>
        </text:list-item>
      </text:list>
      <text:p text:style-name="P24"><text:span text:style-name="T8">int </text:span><text:span text:style-name="T9">veces</text:span><text:span text:style-name="T8">(int valor, int vect[], int num);</text:span></text:p>
      <text:p text:style-name="P9"/>
      <text:list xml:id="list210121565193203" text:continue-numbering="true" text:style-name="WW8Num2">
        <text:list-item>
          <text:p text:style-name="P4"><text:span text:style-name="T5">Buscar l’element màxim d’un vector. Retorna la posició que ocupa en el vector.</text:span><text:span text:style-name="T6"> int </text:span><text:span text:style-name="T7">buscar</text:span><text:span text:style-name="T6">( int vect[], int num);</text:span></text:p>
        </text:list-item>
      </text:list>
      <text:p text:style-name="P18"/>
      <text:list xml:id="list210122467858377" text:continue-numbering="true" text:style-name="WW8Num2">
        <text:list-item>
          <text:p text:style-name="P10">Ordenar un vector amb el mètode de la bombolla. </text:p>
        </text:list-item>
      </text:list>
      <text:p text:style-name="P20">void ordena(int vect[], int num); </text:p>
      <text:p text:style-name="P9"/>
      <text:list xml:id="list210122111435418" text:continue-numbering="true" text:style-name="WW8Num2">
        <text:list-item>
          <text:p text:style-name="P10">Búsqueda dicotomica en un vector. Igual que búsqueda <text:s/>però aplicant l’ algorisme de la búsqueda dicotomica i <text:s/>ordenant el vector abans d’ utilitzar aquesta funció.</text:p>
        </text:list-item>
      </text:list>
      <text:p text:style-name="P14"/>
      <text:list xml:id="list210122928422253" text:continue-numbering="true" text:style-name="WW8Num2">
        <text:list-item>
          <text:p text:style-name="P10">Insertar un element considerant que el vector está ordenat ascendentement. (Inserció en ordre). Búsquem la posició on ha d’ anar l’ element primer i després s’ inserta. Retorna aquesta posició. La variable num és passa per referència ja que al insertar un nou element canvia el tamny del vector.</text:p>
        </text:list-item>
      </text:list>
      <text:p text:style-name="P28"><text:span text:style-name="T11"><text:s/>int <text:s/></text:span><text:span text:style-name="T13">insertarOrden</text:span><text:span text:style-name="T11">(int elem, int vec[], int *num);</text:span></text:p>
      <text:p text:style-name="P28"/>
      <text:list xml:id="list210122521954518" text:continue-numbering="true" text:style-name="WW8Num2">
        <text:list-item>
          <text:p text:style-name="P10">Insertar elements en un vector desordenat. La variable num és passa per referència ja que al insertar un nou element canvia el tamny del vector.</text:p>
        </text:list-item>
      </text:list>
      <text:p text:style-name="P17"/>
      <text:p text:style-name="P25"><text:span text:style-name="T11">int </text:span><text:span text:style-name="T13">insertarDesorden</text:span><text:span text:style-name="T11">(int elem, int vect[], int *num);</text:span></text:p>
      <text:list xml:id="list210121526050932" text:continue-numbering="true" text:style-name="WW8Num2">
        <text:list-item>
          <text:p text:style-name="P10"><text:soft-page-break/>Eliminar un element danat el vector. (Buscar, despres eliminar). La variable num és passa per referència ja que al insertar un nou element canvia el tamny del vector.</text:p>
        </text:list-item>
      </text:list>
      <text:p text:style-name="P17"/>
      <text:p text:style-name="P24"><text:span text:style-name="T11">void </text:span><text:span text:style-name="T13">eliminar</text:span><text:span text:style-name="T11">(int elem, int vect[], int *num);</text:span></text:p>
      <text:p text:style-name="P11"/>
      <text:p text:style-name="P5">2. MATRIUS</text:p>
      <text:p text:style-name="P16"/>
      <text:p text:style-name="P16">Declara una matriu de nombres reals d’amplada DIMxDIM (DIM constant amb valor 3). Escriu les següents funcions:</text:p>
      <text:list xml:id="list210121694527645" text:continue-numbering="true" text:style-name="WW8Num2">
        <text:list-item>
          <text:list>
            <text:list-item>
              <text:p text:style-name="P4">Funció Trasposada: Donada una matriu tornar la seva trasposada.</text:p>
            </text:list-item>
          </text:list>
        </text:list-item>
      </text:list>
      <text:p text:style-name="P29">void <text:span text:style-name="T3">traspuesta</text:span>(float mat[][], float matras[]);</text:p>
      <text:list xml:id="list210122786092353" text:continue-numbering="true" text:style-name="WW8Num2">
        <text:list-item>
          <text:list>
            <text:list-item>
              <text:p text:style-name="P4">Funció Simètrica: Donada una matriu indica si la matriu és simétrica (1) o si no ho es (0).</text:p>
            </text:list-item>
          </text:list>
        </text:list-item>
      </text:list>
      <text:p text:style-name="P29">int <text:span text:style-name="T3">simetrica</text:span>(float mat[][]);</text:p>
      <text:list xml:id="list210122762753830" text:continue-numbering="true" text:style-name="WW8Num2">
        <text:list-item>
          <text:list>
            <text:list-item>
              <text:p text:style-name="P4">Funció Suma: Donades dues matrius, calcular-ne la suma.</text:p>
            </text:list-item>
          </text:list>
        </text:list-item>
      </text:list>
      <text:p text:style-name="P29"><text:span text:style-name="T14">void </text:span><text:span text:style-name="T15">sumaMat</text:span><text:span text:style-name="T14">(float mat1[][],float mat2[][], <text:s/>float res[][]);</text:span></text:p>
      <text:list xml:id="list210121232382805" text:continue-numbering="true" text:style-name="WW8Num2">
        <text:list-item>
          <text:list>
            <text:list-item>
              <text:p text:style-name="P4">Funció Resta: Donades dues matriuss, calcular-ne la resta. </text:p>
            </text:list-item>
            <text:list-item>
              <text:p text:style-name="P4">Funció Multiplica: Donades dues matrius, torna el producte d’elles.</text:p>
            </text:list-item>
          </text:list>
        </text:list-item>
      </text:list>
      <text:p text:style-name="P29"><text:span text:style-name="T14">void </text:span><text:span text:style-name="T15">multiMat</text:span><text:span text:style-name="T14">(float mat1[],float mat2[], float res[][]);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language="es" fo:country="ES" fo:font-style="italic" style:font-style-asian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Carbo</meta:initial-creator>
    <meta:creation-date>2012-01-12T20:12:00</meta:creation-date>
    <dc:date>2017-02-20T21:01:21.034799008</dc:date>
    <meta:print-date>2008-01-21T17:50:00</meta:print-date>
    <meta:editing-cycles>3</meta:editing-cycles>
    <meta:editing-duration>PT1M</meta:editing-duration>
    <meta:generator>LibreOffice/4.2.8.2$Linux_X86_64 LibreOffice_project/420m0$Build-2</meta:generator>
    <meta:document-statistic meta:table-count="0" meta:image-count="0" meta:object-count="0" meta:page-count="3" meta:paragraph-count="77" meta:word-count="676" meta:character-count="4146" meta:non-whitespace-character-count="3507"/>
  </office:meta>
</office:document-meta>
</file>